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Cookie設計目的與用途是什麼?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1">因為網頁無法自己追蹤使用者的行為，所以會把</text:span>一些使用資料存取本機端電腦上，方便使用，但這些資料也有可能會被有心人使用，會有安全性的問題，例如身份字號或是信用卡卡號，就不會是用cookie 存取。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4.505cm" svg:x="1.4cm" svg:y="-0.31cm" presentation:class="title" presentation:user-transformed="true">
          <draw:text-box>
            <text:p text:style-name="P1">Cookie的機制是如何運作的?並舉一個例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第三方的 cookie 。廣告商可以藉由獲取你本機端電腦的 cookie 來蒐集你的搜尋紀錄，進而給你相關的廣告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2">不同網站的</text:span><text:span text:style-name="T2">Cookie</text:span><text:span text:style-name="T2">為何不會衝突</text:span><text:span text:style-name="T2">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可能他們有共同的 protocol 讓每個使用者都可以互相使用對方的 cookie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3:07:41.354281248</meta:creation-date>
    <meta:generator>LibreOffice/6.4.7.2$Linux_X86_64 LibreOffice_project/40$Build-2</meta:generator>
    <dc:date>2021-07-03T10:40:49.025955772</dc:date>
    <meta:editing-duration>PT19M4S</meta:editing-duration>
    <meta:editing-cycles>3</meta:editing-cycles>
    <meta:document-statistic meta:object-count="33"/>
  </office:meta>
</office:document-meta>
</file>